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77c" officeooo:paragraph-rsid="000ec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yang bahunya disandarkan rebah nyeri sekujurnya tak jua diindah<text:line-break/>kereta semakin terguncang kita mendengkur oh begitu tenang<text:line-break/>Dia yang peluhnya direguk tak tersisa duri menusuknya sepi bagi kita<text:line-break/>Suara berdecit nan bising kereta terempas terbanting penumpang gelap yang BERGEMING jerit dan tangis oh begitu hen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2:58:31.531628711</meta:creation-date>
    <dc:date>2025-11-04T13:00:49.474322671</dc:date>
    <meta:editing-duration>PT2M19S</meta:editing-duration>
    <meta:editing-cycles>1</meta:editing-cycles>
    <meta:document-statistic meta:table-count="0" meta:image-count="0" meta:object-count="0" meta:page-count="1" meta:paragraph-count="1" meta:word-count="46" meta:character-count="313" meta:non-whitespace-character-count="268"/>
    <meta:generator>LibreOffice/25.8.2.2$Linux_X86_64 LibreOffice_project/d401f2107ccab8f924a8e2df40f573aab7605b6f</meta:generator>
  </office:meta>
</office:document-meta>
</file>